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 fo:min-height="6.25cm" fo:min-width="27.2cm"/>
    </style:style>
    <style:style style:name="gr2" style:family="graphic" style:parent-style-name="standard">
      <style:graphic-properties draw:fill-color="#ccff99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1.15cm" fo:min-width="2.5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15cm" fo:min-width="2.5cm"/>
    </style:style>
    <style:style style:name="gr5" style:family="graphic" style:parent-style-name="standard">
      <style:graphic-properties draw:fill-color="#cccc99" draw:textarea-horizontal-align="justify" draw:textarea-vertical-align="middle" draw:auto-grow-height="false" fo:min-height="1.15cm" fo:min-width="2.5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.15cm" fo:min-width="5.1cm"/>
    </style:style>
    <style:style style:name="gr7" style:family="graphic" style:parent-style-name="standard" style:list-style-name="L1">
      <style:graphic-properties draw:fill-color="#ff66cc" draw:textarea-horizontal-align="justify" draw:textarea-vertical-align="middle" draw:auto-grow-height="false" fo:min-height="1.73cm" fo:min-width="3.24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cc99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ccff99" draw:textarea-horizontal-align="justify" draw:textarea-vertical-align="middle" draw:auto-grow-height="false" fo:min-height="0.67cm" fo:min-width="0.49cm"/>
    </style:style>
    <style:style style:name="gr13" style:family="graphic" style:parent-style-name="standard">
      <style:graphic-properties draw:stroke="none" svg:stroke-color="#000000" draw:fill="none" draw:fill-color="#ffffff" fo:min-height="1.4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0.67cm" fo:min-width="0.49cm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ff99"/>
      <style:paragraph-properties fo:text-align="center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-color="#ff66cc"/>
      <style:paragraph-properties fo:text-align="center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T1" style:family="text"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6.5cm" svg:x="1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cm" svg:height="1.4cm" svg:x="23.4cm" svg:y="14.5cm">
          <text:p text:style-name="P2">00.db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.4cm" svg:x="2.1cm" svg:y="15cm">
          <text:p text:style-name="P2"><text:span text:style-name="T1">01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3cm" svg:height="1.4cm" svg:x="21.5cm" svg:y="17.1cm">
          <text:p text:style-name="P2"><text:span text:style-name="T1">07.d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cm" svg:height="1.4cm" svg:x="5cm" svg:y="17cm">
          <text:p text:style-name="P2"><text:span text:style-name="T1">58.d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5.6cm" svg:height="1.4cm" svg:x="12cm" svg:y="16.7cm">
          <text:p text:style-name="P2">eplouribousse.db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5.3cm" svg:height="2.8cm" svg:x="12.2cm" svg:y="12.7cm">
          <text:p text:style-name="P2"><text:span text:style-name="T1">Mo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3.4cm" svg:y1="15.2cm" svg:x2="17.5cm" svg:y2="14.1cm" draw:start-shape="id1" draw:start-glue-point="3" draw:end-shape="id2" svg:d="M23400 15200c-4423 0-1474-1100-5900-1100" svg:viewBox="0 0 5901 1101">
          <text:p/>
        </draw:connector>
        <draw:connector draw:style-name="gr8" draw:text-style-name="P9" draw:layer="layout" draw:type="curve" svg:x1="5.1cm" svg:y1="15.7cm" svg:x2="12.2cm" svg:y2="14.1cm" draw:start-shape="id3" draw:start-glue-point="1" draw:end-shape="id2" svg:d="M5100 15700c5325 0 1775-1600 7100-1600" svg:viewBox="0 0 7101 1601">
          <text:p/>
        </draw:connector>
        <draw:connector draw:style-name="gr8" draw:text-style-name="P9" draw:layer="layout" draw:type="curve" svg:x1="21.5cm" svg:y1="17.8cm" svg:x2="17.5cm" svg:y2="14.1cm" draw:start-shape="id4" draw:start-glue-point="3" draw:end-shape="id2" svg:d="M21500 17800c-2998 0-999-3700-4000-3700" svg:viewBox="0 0 4001 3701">
          <text:p/>
        </draw:connector>
        <draw:connector draw:style-name="gr8" draw:text-style-name="P9" draw:layer="layout" draw:type="curve" svg:x1="8cm" svg:y1="17.7cm" svg:x2="12.2cm" svg:y2="14.1cm" draw:start-shape="id5" draw:start-glue-point="1" draw:end-shape="id2" svg:d="M8000 17700c3150 0 1050-3600 4200-3600" svg:viewBox="0 0 4201 3601">
          <text:p/>
        </draw:connector>
        <draw:connector draw:style-name="gr8" draw:text-style-name="P9" draw:layer="layout" draw:type="curve" svg:x1="14.8cm" svg:y1="16.7cm" svg:x2="14.85cm" svg:y2="15.5cm" draw:start-shape="id6" draw:start-glue-point="0" draw:end-shape="id2" draw:end-glue-point="8" svg:d="M14800 16700c0-898 50-299 50-1200" svg:viewBox="0 0 51 1201">
          <text:p/>
        </draw:connector>
        <draw:custom-shape draw:style-name="gr9" draw:text-style-name="P5" xml:id="id7" draw:id="id7" draw:layer="layout" svg:width="1.4cm" svg:height="1.3cm" svg:x="19.7cm" svg:y="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6" xml:id="id9" draw:id="id9" draw:layer="layout" svg:width="1.4cm" svg:height="1.3cm" svg:x="15.6cm" svg:y="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5" xml:id="id11" draw:id="id11" draw:layer="layout" svg:width="1.4cm" svg:height="1.3cm" svg:x="6.8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0" xml:id="id12" draw:id="id12" draw:layer="layout" svg:width="1.4cm" svg:height="1.3cm" svg:x="3.1cm" svg:y="8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5" xml:id="id10" draw:id="id10" draw:layer="layout" svg:width="1.4cm" svg:height="1.3cm" svg:x="10.9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3" xml:id="id8" draw:id="id8" draw:layer="layout" svg:width="1.4cm" svg:height="1.3cm" svg:x="25.3cm" svg:y="9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9" draw:layer="layout" draw:type="curve" svg:x1="20.4cm" svg:y1="5.5cm" svg:x2="14.85cm" svg:y2="12.7cm" draw:start-shape="id7" draw:start-glue-point="8" draw:end-shape="id2" draw:end-glue-point="4" svg:d="M20400 5500c0 5401-5550 1802-5550 7200" svg:viewBox="0 0 5551 7201">
          <text:p/>
        </draw:connector>
        <draw:connector draw:style-name="gr8" draw:text-style-name="P9" draw:layer="layout" draw:type="curve" svg:x1="26cm" svg:y1="10.7cm" svg:x2="14.85cm" svg:y2="12.7cm" draw:start-shape="id8" draw:start-glue-point="8" draw:end-shape="id2" svg:d="M26000 10700c0 1501-11150 502-11150 2000" svg:viewBox="0 0 11151 2001">
          <text:p/>
        </draw:connector>
        <draw:connector draw:style-name="gr8" draw:text-style-name="P9" draw:layer="layout" draw:type="curve" svg:x1="16.3cm" svg:y1="5.9cm" svg:x2="14.85cm" svg:y2="12.7cm" draw:start-shape="id9" draw:start-glue-point="8" draw:end-shape="id2" svg:d="M16300 5900c0 5101-1450 1702-1450 6800" svg:viewBox="0 0 1451 6801">
          <text:p/>
        </draw:connector>
        <draw:connector draw:style-name="gr8" draw:text-style-name="P9" draw:layer="layout" draw:type="curve" svg:x1="11.6cm" svg:y1="6.3cm" svg:x2="14.85cm" svg:y2="12.7cm" draw:start-shape="id10" draw:start-glue-point="8" draw:end-shape="id2" draw:end-glue-point="4" svg:d="M11600 6300c0 4801 3250 1602 3250 6400" svg:viewBox="0 0 3251 6401">
          <text:p/>
        </draw:connector>
        <draw:connector draw:style-name="gr8" draw:text-style-name="P9" draw:layer="layout" draw:type="curve" svg:x1="7.5cm" svg:y1="7.5cm" svg:x2="14.85cm" svg:y2="12.7cm" draw:start-shape="id11" draw:start-glue-point="8" draw:end-shape="id2" draw:end-glue-point="4" svg:d="M7500 7500c0 3901 7350 1302 7350 5200" svg:viewBox="0 0 7351 5201">
          <text:p/>
        </draw:connector>
        <draw:connector draw:style-name="gr8" draw:text-style-name="P9" draw:layer="layout" draw:type="curve" svg:x1="3.8cm" svg:y1="9.5cm" svg:x2="14.85cm" svg:y2="12.7cm" draw:start-shape="id12" draw:start-glue-point="8" draw:end-shape="id2" svg:d="M3800 9500c0 2401 11050 802 11050 3200" svg:viewBox="0 0 11051 3201">
          <text:p/>
        </draw:connector>
        <draw:frame draw:style-name="gr13" draw:text-style-name="P11" draw:layer="layout" svg:width="7.9cm" svg:height="1.7cm" svg:x="1.1cm" svg:y="12.7cm">
          <draw:text-box>
            <text:p>Répartition sur un ensemble de serveurs</text:p>
          </draw:text-box>
        </draw:frame>
        <draw:frame draw:style-name="gr14" draw:text-style-name="P11" draw:layer="layout" svg:width="5.3cm" svg:height="1.3cm" svg:x="11.8cm" svg:y="1.1cm">
          <draw:text-box>
            <text:p>Clients</text:p>
          </draw:text-box>
        </draw:frame>
        <draw:custom-shape draw:style-name="gr15" draw:text-style-name="P4" xml:id="id13" draw:id="id13" draw:layer="layout" svg:width="1.4cm" svg:height="1.3cm" svg:x="23.8cm" svg:y="6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12" draw:layer="layout" draw:type="curve" svg:x1="24.5cm" svg:y1="8cm" svg:x2="14.85cm" svg:y2="12.7cm" draw:start-shape="id13" draw:start-glue-point="8" draw:end-shape="id2" draw:end-glue-point="4" svg:d="M24500 8000c0 3526-9650 1177-9650 4700" svg:viewBox="0 0 965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width="0cm" svg:stroke-color="#000000" draw:marker-start-width="0.2cm" draw:marker-end-width="0.2cm" draw:fill="none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9T10:17:52.198786272</meta:creation-date>
    <meta:generator>LibreOffice/5.1.6.2$Linux_x86 LibreOffice_project/10m0$Build-2</meta:generator>
    <dc:date>2021-07-12T11:19:50.479485073</dc:date>
    <meta:editing-duration>PT23M15S</meta:editing-duration>
    <meta:editing-cycles>4</meta:editing-cycles>
    <meta:document-statistic meta:object-count="28"/>
  </office:meta>
</office:document-meta>
</file>